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Arrow" draw:marker-end="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end="Arrow"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ellipse draw:style-name="gr1" draw:text-style-name="P2" draw:layer="layout" svg:width="4cm" svg:height="1.5cm" svg:x="3.4cm" svg:y="4.7cm">
          <text:p text:style-name="P1"><text:span text:style-name="T1">ネットワーク</text:span><text:span text:style-name="T1">A</text:span></text:p>
        </draw:ellipse>
        <draw:rect draw:style-name="gr1" draw:text-style-name="P2" draw:layer="layout" svg:width="3.5cm" svg:height="1cm" svg:x="6.22cm" svg:y="7.72cm">
          <text:p text:style-name="P1"><text:span text:style-name="T1">ルータ</text:span><text:span text:style-name="T1">1</text:span></text:p>
        </draw:rect>
        <draw:ellipse draw:style-name="gr1" draw:text-style-name="P2" draw:layer="layout" svg:width="4cm" svg:height="1.5cm" svg:x="9.2cm" svg:y="10.5cm">
          <text:p text:style-name="P1"><text:span text:style-name="T1">ネットワーク</text:span><text:span text:style-name="T1">C</text:span></text:p>
        </draw:ellipse>
        <draw:ellipse draw:style-name="gr1" draw:text-style-name="P2" draw:layer="layout" svg:width="4cm" svg:height="1.5cm" svg:x="1.6cm" svg:y="10.5cm">
          <text:p text:style-name="P1"><text:span text:style-name="T1">ネットワーク</text:span><text:span text:style-name="T1">B</text:span></text:p>
        </draw:ellipse>
        <draw:ellipse draw:style-name="gr1" draw:text-style-name="P2" draw:layer="layout" svg:width="4cm" svg:height="1.5cm" svg:x="13.8cm" svg:y="7.7cm">
          <text:p text:style-name="P1"><text:span text:style-name="T1">ネットワーク</text:span><text:span text:style-name="T1">D</text:span></text:p>
        </draw:ellipse>
        <draw:rect draw:style-name="gr1" draw:text-style-name="P2" draw:layer="layout" svg:width="3.5cm" svg:height="1cm" svg:x="16.12cm" svg:y="4.72cm">
          <text:p text:style-name="P1"><text:span text:style-name="T1">ルータ</text:span><text:span text:style-name="T1">2</text:span></text:p>
        </draw:rect>
        <draw:line draw:style-name="gr2" draw:text-style-name="P1" draw:layer="layout" svg:x1="6.9cm" svg:y1="8.7cm" svg:x2="4.4cm" svg:y2="10.7cm">
          <text:p/>
        </draw:line>
        <draw:line draw:style-name="gr2" draw:text-style-name="P1" draw:layer="layout" svg:x1="5.9cm" svg:y1="6.2cm" svg:x2="6.9cm" svg:y2="7.7cm">
          <text:p/>
        </draw:line>
        <draw:line draw:style-name="gr2" draw:text-style-name="P1" draw:layer="layout" svg:x1="8.4cm" svg:y1="8.7cm" svg:x2="10.4cm" svg:y2="10.7cm">
          <text:p/>
        </draw:line>
        <draw:line draw:style-name="gr2" draw:text-style-name="P1" draw:layer="layout" svg:x1="9.9cm" svg:y1="8.2cm" svg:x2="13.9cm" svg:y2="8.2cm">
          <text:p/>
        </draw:line>
        <draw:line draw:style-name="gr2" draw:text-style-name="P1" draw:layer="layout" svg:x1="16.4cm" svg:y1="7.7cm" svg:x2="17.9cm" svg:y2="5.7cm">
          <text:p/>
        </draw:line>
        <draw:ellipse draw:style-name="gr1" draw:text-style-name="P2" draw:layer="layout" svg:width="4cm" svg:height="1.5cm" svg:x="20cm" svg:y="7.7cm">
          <text:p text:style-name="P1"><text:span text:style-name="T1">ネットワーク</text:span><text:span text:style-name="T1">E</text:span></text:p>
        </draw:ellipse>
        <draw:line draw:style-name="gr2" draw:text-style-name="P2" draw:layer="layout" svg:x1="18.8cm" svg:y1="5.8cm" svg:x2="21.3cm" svg:y2="7.8cm">
          <text:p/>
        </draw:line>
        <draw:rect draw:style-name="gr1" draw:text-style-name="P2" draw:layer="layout" svg:width="3.5cm" svg:height="1cm" svg:x="20.22cm" svg:y="10.72cm">
          <text:p text:style-name="P1"><text:span text:style-name="T1">ルータ</text:span><text:span text:style-name="T1">3</text:span></text:p>
        </draw:rect>
        <draw:line draw:style-name="gr2" draw:text-style-name="P2" draw:layer="layout" svg:x1="22.12cm" svg:y1="9.259cm" svg:x2="22.12cm" svg:y2="10.759cm">
          <text:p/>
        </draw:line>
        <draw:line draw:style-name="gr2" draw:text-style-name="P2" draw:layer="layout" svg:x1="22.8cm" svg:y1="11.9cm" svg:x2="24.3cm" svg:y2="12.9cm">
          <text:p/>
        </draw:line>
        <draw:frame draw:style-name="gr3" draw:text-style-name="P3" draw:layer="layout" svg:width="4.473cm" svg:height="0.747cm" svg:x="21.328cm" svg:y="13.054cm">
          <draw:text-box>
            <text:p text:style-name="P3">他のネットワークへ</text:p>
          </draw:text-box>
        </draw:frame>
        <draw:custom-shape draw:style-name="gr4" draw:text-style-name="P2" draw:layer="layout" svg:width="5.5cm" svg:height="2cm" svg:x="7.7cm" svg:y="3.4cm">
          <text:p text:style-name="P2">知らないネットワークへは</text:p>
          <text:p text:style-name="P2">ルータ2に転送する</text:p>
          <draw:enhanced-geometry svg:viewBox="0 0 21600 21600" draw:text-areas="800 800 20800 20800" draw:type="round-rectangular-callout" draw:modifiers="7401.5633521178 44991.904047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8cm" svg:height="2.5cm" svg:x="17.8cm" svg:y="1.9cm">
          <text:p text:style-name="P2">知らないネットワークへは</text:p>
          <text:p text:style-name="P2">ルータ3に転送する</text:p>
          <text:p text:style-name="P2">ネットワークA,B,Cへは</text:p>
          <text:p text:style-name="P2">ルータ1に転送する</text:p>
          <draw:enhanced-geometry svg:viewBox="0 0 21600 21600" draw:text-areas="800 800 20800 20800" draw:type="round-rectangular-callout" draw:modifiers="5096.96287964005 24622.79088364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6.5cm" svg:height="2cm" svg:x="14.3cm" svg:y="12.4cm">
          <text:p text:style-name="P2">ネットワークA,B,C,Dへは</text:p>
          <text:p text:style-name="P2">ルータ2に転送する</text:p>
          <draw:enhanced-geometry svg:viewBox="0 0 21600 21600" draw:text-areas="800 800 20800 20800" draw:type="round-rectangular-callout" draw:modifiers="19367.2358098754 -10103.7481259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1T23:59:19.64</meta:creation-date>
    <dc:date>2010-11-22T22:12:07.06</dc:date>
    <meta:editing-duration>PT08H05M34S</meta:editing-duration>
    <meta:editing-cycles>3</meta:editing-cycles>
    <meta:generator>OpenOffice.org/3.2$Win32 OpenOffice.org_project/320m18$Build-9502</meta:generator>
    <meta:document-statistic meta:object-count="20"/>
  </office:meta>
</office:document-meta>
</file>